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paragraph-rsid="0010e393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rsid="0010e393" officeooo:paragraph-rsid="0010e393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Table_20_Contents">
      <style:text-properties officeooo:rsid="0010e393" officeooo:paragraph-rsid="0010e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Algebra 1 <text:s text:c="2"/>Quarter 1 <text:s text:c="3"/>Week <text:s/>1 <text:s text:c="2"/>7/5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P4">HSA.SSE.A.1.A</text:p>
          </table:table-cell>
          <table:table-cell table:style-name="Table1.A1" office:value-type="string">
            <text:p text:style-name="P4">HSA.SSE. A.1.B</text:p>
          </table:table-cell>
          <table:table-cell table:style-name="Table1.A1" office:value-type="string">
            <text:p text:style-name="P4">HSA.SSE. A.1.B</text:p>
          </table:table-cell>
          <table:table-cell table:style-name="Table1.A1" office:value-type="string">
            <text:p text:style-name="P4">HSA.CED.A.1</text:p>
          </table:table-cell>
          <table:table-cell table:style-name="Table1.A1" office:value-type="string">
            <text:p text:style-name="P4">HSA.CED.A.1</text:p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P6">Term, coefficient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6">Identify parts of an expression</text:p>
          </table:table-cell>
          <table:table-cell table:style-name="Table1.A1" office:value-type="string">
            <text:p text:style-name="P6">Solve one step linear equations</text:p>
          </table:table-cell>
          <table:table-cell table:style-name="Table1.A1" office:value-type="string">
            <text:p text:style-name="P6">Solve one step linear equations</text:p>
          </table:table-cell>
          <table:table-cell table:style-name="Table1.A1" office:value-type="string">
            <text:p text:style-name="P5">Solve two step linear equations</text:p>
          </table:table-cell>
          <table:table-cell table:style-name="Table1.A1" office:value-type="string">
            <text:p text:style-name="P5">Solve two step linear equations</text:p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P6">Ppt or guided notes</text:p>
          </table:table-cell>
          <table:table-cell table:style-name="Table1.A1" office:value-type="string">
            <text:p text:style-name="P6">Collaborative learning</text:p>
          </table:table-cell>
          <table:table-cell table:style-name="Table1.A1" office:value-type="string">
            <text:p text:style-name="P6">Collaborative learning</text:p>
          </table:table-cell>
          <table:table-cell table:style-name="Table1.A1" office:value-type="string">
            <text:p text:style-name="P6">Ppt or guided notes</text:p>
          </table:table-cell>
          <table:table-cell table:style-name="Table1.A1" office:value-type="string">
            <text:p text:style-name="P6">Collaborative learning</text:p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P6">B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M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EOW</text:p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11:21:17.742237902</dc:date>
    <meta:editing-duration>PT9M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31" meta:word-count="70" meta:character-count="475" meta:non-whitespace-character-count="427"/>
  </office:meta>
</office:document-meta>
</file>